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9d1592" officeooo:paragraph-rsid="009d1592"/>
    </style:style>
    <style:style style:name="P2" style:family="paragraph" style:parent-style-name="Text_20_body">
      <style:text-properties officeooo:rsid="009d1592" officeooo:paragraph-rsid="00c8949f"/>
    </style:style>
    <style:style style:name="P3" style:family="paragraph" style:parent-style-name="Text_20_body">
      <style:text-properties fo:font-size="7pt" officeooo:rsid="00758099" officeooo:paragraph-rsid="00758099" style:font-size-asian="7pt" style:font-size-complex="7pt"/>
    </style:style>
    <style:style style:name="P4" style:family="paragraph" style:parent-style-name="Text_20_body">
      <style:text-properties officeooo:rsid="00cfcab8" officeooo:paragraph-rsid="00cfcab8"/>
    </style:style>
    <style:style style:name="P5" style:family="paragraph" style:parent-style-name="Heading_20_2">
      <style:text-properties officeooo:rsid="009d1592" officeooo:paragraph-rsid="00c8949f"/>
    </style:style>
    <style:style style:name="T1" style:family="text">
      <style:text-properties officeooo:rsid="00c8949f"/>
    </style:style>
    <style:style style:name="T2" style:family="text">
      <style:text-properties officeooo:rsid="00ca0a0e"/>
    </style:style>
    <style:style style:name="T3" style:family="text">
      <style:text-properties officeooo:rsid="00cbe617"/>
    </style:style>
    <style:style style:name="T4" style:family="text">
      <style:text-properties officeooo:rsid="009406ed"/>
    </style:style>
    <style:style style:name="T5" style:family="text">
      <style:text-properties officeooo:rsid="00d05c60"/>
    </style:style>
    <style:style style:name="T6" style:family="text">
      <style:text-properties officeooo:rsid="00d1898b"/>
    </style:style>
    <style:style style:name="T7" style:family="text">
      <style:text-properties officeooo:rsid="00d3f567"/>
    </style:style>
    <style:style style:name="T8" style:family="text">
      <style:text-properties officeooo:rsid="00d5c03a"/>
    </style:style>
    <style:style style:name="T9" style:family="text">
      <style:text-properties officeooo:rsid="00d8b6b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Contributor <text:span text:style-name="T3">a</text:span>greement <text:span text:style-name="T3">e</text:span>xplained</text:h>
      <text:p text:style-name="P3">190<text:span text:style-name="T4">627</text:span>, updated 2<text:span text:style-name="T1">7</text:span>.6.2019/pekka</text:p>
      <text:p text:style-name="P4">First, easiest way is just to publish your work also under MIT <text:s/>license. All what is needed is if readme.txt note with your contribution that contains copy of the MIT license and states that your code is under this license.</text:p>
      <text:p text:style-name="P4"/>
      <text:p text:style-name="P4">If for some reason you do not wish to do this, it is possible to email me a copy of signed contributor agreement. <text:span text:style-name="T5">Reasons for contributor agreement could be that you wish to keep your name private, your local legislation doesn’t allow disclaimer to release you from damages, etc. </text:span></text:p>
      <text:p text:style-name="P4"/>
      <text:p text:style-name="P1">The contributor agreement gives me and the contributor joint copyright interests in the code. The contributor retains copyrights while also granting those rights to me as the project owner. You need only sign the contributor agreement once in order to cover all changes that you might contribute to any of my projects. </text:p>
      <text:p text:style-name="P1"/>
      <text:p text:style-name="P1"><text:span text:style-name="T6">My reason </text:span>for the contributor agreement <text:span text:style-name="T6">instead of accepting GPL, etc, </text:span>is that I might one day use the same code base also for commercial projects <text:span text:style-name="T7">which require the MIT license</text:span>. </text:p>
      <text:p text:style-name="P1"/>
      <text:p text:style-name="P2"><text:span text:style-name="T8">When necessary, </text:span>email <text:span text:style-name="T2">a photo or scan of </text:span>the completed agreement to pekka.lehtikoski@<text:span text:style-name="T9">iocafe.org</text:spa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2-04T20:34:35.450201192</dc:date>
    <meta:editing-duration>PT5H56M23S</meta:editing-duration>
    <meta:editing-cycles>173</meta:editing-cycles>
    <meta:generator>LibreOffice/6.2.4.2$Linux_X86_64 LibreOffice_project/20$Build-2</meta:generator>
    <meta:document-statistic meta:table-count="0" meta:image-count="0" meta:object-count="0" meta:page-count="1" meta:paragraph-count="7" meta:word-count="191" meta:character-count="1159" meta:non-whitespace-character-count="970"/>
  </office:meta>
</office:document-meta>
</file>